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ct 14, 2023</text:p>
      <text:p text:style-name="Standard">Colton is running the Marine Corps Marathon on Oct 29, 2023</text:p>
      <text:p text:style-name="Standard">Thoughts on calories, hydration and electrolytes for Colton.</text:p>
      <text:p text:style-name="Standard"/>
      <text:p text:style-name="Standard">I read there are 11 water stops along the course. Assume they are handing out Gatorade and water. </text:p>
      <text:p text:style-name="Standard"/>
      <text:p text:style-name="Standard">Divide 26.2miles by 12 to determine the average spacing of the stops along the course. </text:p>
      <text:p text:style-name="Standard">26.2/12 = 2.18 miles.</text:p>
      <text:p text:style-name="Standard"/>
      <text:p text:style-name="Standard">Assume it's a cool day and calculate how much you should drink at these stops.</text:p>
      <text:p text:style-name="Standard">A. Don't drink much before the race because you will have stored enough in your body from what you drank just normally the previous day. Don't over drink the day before. Don't drink much at all on the day of the race before you start running. You will just have to pee a lot during your run if you do.</text:p>
      <text:p text:style-name="Standard">B. Skip the first water stop.</text:p>
      <text:p text:style-name="Standard">C. Drink about two swallows of Gatorade at the second water stop.</text:p>
      <text:p text:style-name="Standard">D. Calculate how much to drink at the remaining 9 water stops:</text:p>
      <text:p text:style-name="Standard">The average distance between water stops is 2.18 miles. On a cool day you need 3 ounces of liquid per mile. 2.18x3 = 6.5 ounces. So you need to drink about 6 or 7 ounces of Gatorade at every stop. A Dixie cup is not enough. Do an experiment: Drink a cup of water and count the number of swallows. I think it will talk about 8 good swallows to drink the 8 ounces in the cup. So for 6 or 7 ounces you will need to take 6 or 7 swallows of Gatorade. In a marathon with fewer stops you will need to drink more at each stop.</text:p>
      <text:p text:style-name="Standard"/>
      <text:p text:style-name="Standard">What about calories? </text:p>
      <text:p text:style-name="Standard">A. Breakfast: <text:span text:style-name="T2">300 calories</text:span></text:p>
      <text:p text:style-name="Standard">B. Snack: Part or all of an Energy Bar 1 hour before the start of the race: <text:span text:style-name="T2">100 calories </text:span></text:p>
      <text:p text:style-name="Standard"><text:span text:style-name="T3">C.</text:span><text:span text:style-name="T2"> </text:span>Gatorade during the race 2+9x 6.5 = 60 ounces. 12 ounces of Gatorade has 80 calories. So 60 ounces has <text:span text:style-name="T2">400 calories</text:span>.</text:p>
      <text:p text:style-name="Standard">D. I usually eat 5 gels during a marathon each with 100 calories. Sometimes I keep a 6<text:span text:style-name="T1">th</text:span> one just in case I think I need it. I carry them in pockets in my pants. So that's <text:span text:style-name="T2">500 more calories</text:span>. <text:s text:c="73"/>Total calories = 300 + 100 + 400 + 500 = 1300 calories. <text:s/>This is about half the energy you need to run a marathon. The rest of the energy comes from glycogen stored in your muscles. Glycogen is glucose (sugar) stored in your body. On average the amount of glycogen that can be stored is enough for you to run for about 90 minutes. That why you need this extra 1300 calories that you eat. <text:s text:c="67"/></text:p>
      <text:p text:style-name="Standard"><text:s text:c="175"/></text:p>
      <text:p text:style-name="Standard">Electrolytes:</text:p>
      <text:p text:style-name="Standard">You should take one Salt Stick every 45 minutes during the run. Carry them in a sandwich bag. You can get them at Amazon. See attached pho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7-25T09:14:19.24</meta:creation-date>
    <dc:date>2023-10-14T10:28:23.68</dc:date>
    <dc:creator>James Lombardi</dc:creator>
    <meta:editing-duration>PT1H54M35S</meta:editing-duration>
    <meta:editing-cycles>14</meta:editing-cycles>
    <meta:generator>OpenOffice/4.1.2$Win32 OpenOffice.org_project/412m3$Build-9782</meta:generator>
    <meta:printed-by>James Lombardi</meta:printed-by>
    <meta:print-date>2016-07-25T10:09:58.30</meta:print-date>
    <meta:document-statistic meta:table-count="0" meta:image-count="0" meta:object-count="0" meta:page-count="1" meta:paragraph-count="20" meta:word-count="466" meta:character-count="2693"/>
  </office:meta>
</office:document-meta>
</file>